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DD000030B600002329203A7307.svm"/>
  <manifest:file-entry manifest:media-type="" manifest:full-path="Pictures/200000E900002FFA0000232921848EF1.svm"/>
  <manifest:file-entry manifest:media-type="" manifest:full-path="Pictures/200000DD00002F7D000023295B204B02.svm"/>
  <manifest:file-entry manifest:media-type="" manifest:full-path="Pictures/200000DA00002FBC0000232956D3B83B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Výchozí">
        <office:forms form:automatic-focus="false" form:apply-design-mode="false"/>
        <draw:frame draw:style-name="gr1" draw:text-style-name="P1" draw:layer="layout" svg:width="12.469cm" svg:height="9cm" svg:x="0.353cm" svg:y="0.221cm">
          <draw:image xlink:href="Pictures/200000DD000030B600002329203A7307.svm" xlink:type="simple" xlink:show="embed" xlink:actuate="onLoad">
            <text:p/>
          </draw:image>
        </draw:frame>
        <draw:frame draw:style-name="gr1" draw:text-style-name="P1" draw:layer="layout" svg:width="12.281cm" svg:height="9cm" svg:x="0.506cm" svg:y="9.217cm">
          <draw:image xlink:href="Pictures/200000E900002FFA0000232921848EF1.svm" xlink:type="simple" xlink:show="embed" xlink:actuate="onLoad">
            <text:p/>
          </draw:image>
        </draw:frame>
        <draw:frame draw:style-name="gr1" draw:text-style-name="P1" draw:layer="layout" svg:width="12.219cm" svg:height="9cm" svg:x="12.943cm" svg:y="0.398cm">
          <draw:image xlink:href="Pictures/200000DA00002FBC0000232956D3B83B.svm" xlink:type="simple" xlink:show="embed" xlink:actuate="onLoad">
            <text:p/>
          </draw:image>
        </draw:frame>
        <draw:frame draw:style-name="gr1" draw:text-style-name="P1" draw:layer="layout" svg:width="12.156cm" svg:height="9cm" svg:x="13.151cm" svg:y="9.57cm">
          <draw:image xlink:href="Pictures/200000DD00002F7D000023295B204B0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7-08-06T15:41:19</meta:creation-date>
    <dc:date>2007-08-06T17:06:47</dc:date>
    <dc:language>cs-CZ</dc:language>
    <meta:editing-cycles>2</meta:editing-cycles>
    <meta:editing-duration>PT28M48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